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to stoję u drzwi i kołaczę /x2</text:span><text:span text:style-name="T1"><text:line-break/></text:span><text:span text:style-name="T1">Jeśli kto posłyszy mój głos</text:span><text:span text:style-name="T1"><text:line-break/></text:span><text:span text:style-name="T1">i drzwi otworzy</text:span><text:span text:style-name="T1"><text:line-break/></text:span><text:span text:style-name="T1">Wejdę do niego</text:span><text:span text:style-name="T1"><text:line-break/></text:span><text:span text:style-name="T1">i będę z nim wieczerzał,</text:span><text:span text:style-name="T1"><text:line-break/></text:span><text:span text:style-name="T1">a on ze Mn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47:39</meta:creation-date>
    <dc:creator>Rafał Talacha</dc:creator>
    <dc:date>2009-01-27T11:54:37</dc:date>
    <dc:language>pl-PL</dc:language>
    <meta:editing-cycles>4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